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ormationskodierung:</text:p>
      <text:p text:style-name="P2"/>
      <text:p text:style-name="P4">DCT:</text:p>
      <text:p text:style-name="P5"><text:tab/>-Von jeweils 8x8 Blöcken nur auf die so und so viel wichtigsten pixel reduzieren</text:p>
      <text:p text:style-name="P5"><text:tab/>-Fast DCT gibt’s</text:p>
      <text:p text:style-name="P4">KLT:</text:p>
      <text:p text:style-name="P5"><text:tab/>karhunen loeve Trans oder so</text:p>
      <text:p text:style-name="P5"><text:tab/>-falls man im ding unten nich um 45 grad dreht</text:p>
      <text:p text:style-name="P5"><text:tab/>-kack komplwx und viel zu viel zum rechnen</text:p>
      <text:p text:style-name="P5"/>
      <text:p text:style-name="P5">Anfang:</text:p>
      <text:p text:style-name="P5"><text:tab/>-Intensität von Pixeln an geraden positionen und ungeraden Positionen in 2D Histogramm <text:tab/>gemapt (immer die beiden benachbarten zusammen)</text:p>
      <text:p text:style-name="P5"><text:tab/><text:tab/>→ Alles liegt in der nähe von winkelhalbierenden</text:p>
      <text:p text:style-name="P5"><text:tab/><text:tab/>→ um 45 grad drehen</text:p>
      <text:p text:style-name="P5"><text:tab/><text:tab/>→ auf achsen projezieren → neue histogramme</text:p>
      <text:p text:style-name="P3"><text:tab/><text:tab/>→ für eine hälfte daten gespart?!</text:p>
      <text:p text:style-name="P3"/>
      <text:p text:style-name="P2">Wavelet:</text:p>
      <text:p text:style-name="P3"><text:tab/>-Keine Blockartefakte weil keine Blöcke</text:p>
      <text:p text:style-name="P3"><text:tab/>-2 extreme:</text:p>
      <text:p text:style-name="P3"><text:tab/><text:tab/>DCT: man weiß welche frequenzen aber nicht automatisch wo</text:p>
      <text:p text:style-name="P3"><text:tab/><text:tab/>sonst: nichts über frequenzen aber direkt wo farbe</text:p>
      <text:p text:style-name="P3"><text:tab/><text:tab/>genauere örtliche bestimmung → ungenauere frequenzen</text:p>
      <text:p text:style-name="P3"><text:tab/><text:tab/>genauere Frequenzen → ungenauere örtliche Bestimmung</text:p>
      <text:p text:style-name="P3"><text:tab/>-Mit Hoch und Tiefpassfilter 2 verschiedene Versionen des Signals erzeugen</text:p>
      <text:p text:style-name="P3"><text:tab/>→ Beide Versionen unterabtasten → genauso viele werte wie vorher</text:p>
      <text:p text:style-name="P3"><text:tab/>-Filter aufeinander abgestimmt, das is wichtig</text:p>
      <text:p text:style-name="P3"><text:tab/>→ Bild ist wie 2 dünnere Bilder</text:p>
      <text:p text:style-name="P3"><text:tab/>→ Beide Bilder in vertikaler richtung nochmal nterteilen → 4 bilder</text:p>
      <text:p text:style-name="P3"><text:tab/>→ das ganze mit dem oberen linken bild nochmal → …</text:p>
      <text:p text:style-name="P3"><text:tab/>-oben rechts vertikale Kanten</text:p>
      <text:p text:style-name="P3"><text:tab/>-unten links horizontale Kanten</text:p>
      <text:p text:style-name="P3"><text:tab/>-unten Rechts Ecken</text:p>
      <text:p text:style-name="P3"><text:tab/>Forwärts: heißt Analyse</text:p>
      <text:p text:style-name="P3"><text:tab/>Rücktransformation: heißt Synthese</text:p>
      <text:p text:style-name="P3"><text:tab/>-Filter in Z-notation:</text:p>
      <text:p text:style-name="P3"><text:tab/><text:tab/>-mitte is z^0</text:p>
      <text:p text:style-name="P3"><text:tab/><text:tab/>-links is z^-1 rechts z^-2</text:p>
      <text:p text:style-name="P3"><text:tab/>-Lifting</text:p>
      <text:p text:style-name="P3"><text:tab/><text:tab/>-Step1: Predict:</text:p>
      <text:p text:style-name="P3"><text:tab/><text:tab/><text:tab/>-Mittelwert 2er Gerader Werte</text:p>
      <text:p text:style-name="P3"><text:tab/><text:tab/><text:tab/>-Prädiktionswert abziehen von eigentlichem</text:p>
      <text:p text:style-name="P3"><text:tab/><text:tab/>-Step2: Update:</text:p>
      <text:p text:style-name="P3"><text:tab/><text:tab/><text:tab/>-2 Prädiktionswerte addieren und 2 drauf addieren</text:p>
      <text:p text:style-name="P3"><text:tab/><text:tab/><text:tab/>-durch 4 teilen</text:p>
      <text:p text:style-name="P3"><text:tab/><text:tab/><text:tab/>-Eigentlichen ungeraden Wert Addieren(?! Nicht sicher)</text:p>
      <text:p text:style-name="P3"><text:tab/><text:tab/>-durch 4 oder 2 Teilen kann man mit Bits shiften</text:p>
      <text:p text:style-name="P3"><text:tab/>-Qualitätsskalierbarkeit durch übertragung von weniger blöcken</text:p>
      <text:p text:style-name="P3"><text:tab/>-Übertragung von erst region of interest</text:p>
      <text:p text:style-name="P3"><text:tab/>-Bessere Filter immer möglich, aber auch komplizierter</text:p>
      <text:p text:style-name="P3"/>
      <text:p text:style-name="P2"><text:soft-page-break/>EBCOT:</text:p>
      <text:p text:style-name="P2"><text:span text:style-name="T1"><text:tab/>-Ratenallozierung</text:span></text:p>
      <text:p text:style-name="P2"><text:span text:style-name="T1"><text:tab/>-Precinct: vereinigt stellen in wavelets mit selben örtlichen Bezügen (Tripel)</text:span></text:p>
      <text:p text:style-name="P2"><text:span text:style-name="T1"><text:tab/>-Bild in mehrere Precincts aufgeteilt, damit während bits geladen werden schon an <text:tab/>bestimmten regionen es bisschen schärfer wid</text:span></text:p>
      <text:p text:style-name="P2"><text:span text:style-name="T1"><text:tab/>-Precincts in 3x4 Blöcke aufgeteilt</text:span></text:p>
      <text:p text:style-name="P2"><text:span text:style-name="T1"><text:tab/>-Bei Bits lesen:</text:span></text:p>
      <text:p text:style-name="P2"><text:span text:style-name="T1"><text:tab/><text:tab/>-Man kann die Quote Fehlerreduktion zu zusätzliche Bits ausrechnen.</text:span></text:p>
      <text:p text:style-name="P2"><text:span text:style-name="T1"><text:tab/><text:tab/>-Von Block mit der niedrigsten solchen Quote das nächste Bit nehmen</text:span></text:p>
      <text:p text:style-name="P2"><text:span text:style-name="T1"/></text:p>
      <text:p text:style-name="P2">Fraktale Kompression:</text:p>
      <text:p text:style-name="P2"><text:span text:style-name="T1"><text:tab/>-Bild wird Funktion</text:span></text:p>
      <text:p text:style-name="P2"><text:span text:style-name="T1"><text:tab/>-Fraktale sind selbstähnlich (kongruent)</text:span></text:p>
      <text:p text:style-name="P2"><text:span text:style-name="T1"><text:tab/>-Bildteile sind verkleinerte Kopien von größeren Bildteilen</text:span></text:p>
      <text:p text:style-name="P2"><text:span text:style-name="T1"><text:tab/>-3 Verkleinerte Kopien – als vorschrift → Immer wieder → <text:s/>kommt an Grenzwert (Sipinski <text:tab/>Dreieck)</text:span></text:p>
      <text:p text:style-name="P2"><text:span text:style-name="T1"><text:tab/>→ Immer zurückrechenbar und hinrechenbar → eine Funktion</text:span></text:p>
      <text:p text:style-name="P2"><text:span text:style-name="T1"><text:tab/>→ Passende Funktion finden für Bild</text:span></text:p>
      <text:p text:style-name="P2"><text:span text:style-name="T1"><text:tab/>→ was für Eigenschaften müssen solche Funktionen haben?</text:span></text:p>
      <text:p text:style-name="P2"><text:span text:style-name="T1"><text:tab/><text:tab/>-funktion muss sich zusammenziehen</text:span></text:p>
      <text:p text:style-name="P2"><text:span text:style-name="T1"><text:tab/>-In Bild möglichst doppelt so großen Bereich der selbstähnlich ist</text:span></text:p>
      <text:p text:style-name="P2"><text:span text:style-name="T1"><text:tab/><text:tab/>-Geht nicht um exakte passen, nur die Stelle suchen die am ähnlichsten ist</text:span></text:p>
      <text:p text:style-name="P2"><text:span text:style-name="T1"><text:tab/><text:tab/>-Man darf Helligkeit und Kontrast anpassen</text:span></text:p>
      <text:p text:style-name="P2"><text:span text:style-name="T1"><text:tab/><text:tab/>→ <text:s/>Man macht quadratische Funktion in abhängigkeit von Kontrast und Helligkeit</text:span></text:p>
      <text:p text:style-name="P2"><text:span text:style-name="T1"><text:tab/><text:tab/>→ Um Fehler minimal zu halten wird Minimum ausgerechnet</text:span></text:p>
      <text:p text:style-name="P2"><text:span text:style-name="T1"><text:tab/><text:tab/>→ Glaubs einfach, nimms hin oder schaus woanders nach</text:span></text:p>
      <text:p text:style-name="P2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2:38:49.94</meta:creation-date>
    <dc:date>2014-06-10T14:10:09.31</dc:date>
    <meta:editing-duration>PT5H57M47S</meta:editing-duration>
    <meta:editing-cycles>32</meta:editing-cycles>
    <meta:generator>OpenOffice.org/3.4.1$Win32 OpenOffice.org_project/341m1$Build-9593</meta:generator>
    <meta:document-statistic meta:table-count="0" meta:image-count="0" meta:object-count="0" meta:page-count="2" meta:paragraph-count="71" meta:word-count="439" meta:character-count="3051"/>
  </office:meta>
</office:document-meta>
</file>